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67e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67e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67e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67e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67e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67e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67e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67e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67e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67e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67e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67e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67e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67e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67e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67e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67e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andy Aristides  Characoto Calv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2140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eibis Geraldo Characoto Grana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8137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8.9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4" meta:non-whitespace-character-count="1006"/>
    <meta:template xlink:type="simple" xlink:actuate="onRequest" xlink:title="Normal" xlink:href=""/>
  </office:meta>
</office:document-meta>
</file>